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11e1" officeooo:paragraph-rsid="000c11e1"/>
    </style:style>
    <style:style style:name="P2" style:family="paragraph" style:parent-style-name="Standard">
      <style:text-properties style:font-name="Arial" officeooo:rsid="000dcefe" officeooo:paragraph-rsid="000dcefe"/>
    </style:style>
    <style:style style:name="P3" style:family="paragraph" style:parent-style-name="Standard">
      <style:text-properties style:font-name="Arial" officeooo:rsid="000dcefe" officeooo:paragraph-rsid="000eb2d4"/>
    </style:style>
    <style:style style:name="P4" style:family="paragraph" style:parent-style-name="Standard">
      <style:text-properties style:font-name="Arial" officeooo:rsid="000dcefe" officeooo:paragraph-rsid="000f502c"/>
    </style:style>
    <style:style style:name="P5" style:family="paragraph" style:parent-style-name="Standard">
      <style:text-properties style:font-name="Arial" officeooo:rsid="000eb2d4" officeooo:paragraph-rsid="000eb2d4"/>
    </style:style>
    <style:style style:name="P6" style:family="paragraph" style:parent-style-name="Standard">
      <style:text-properties style:font-name="Arial" officeooo:rsid="000eb2d4" officeooo:paragraph-rsid="000f502c"/>
    </style:style>
    <style:style style:name="P7" style:family="paragraph" style:parent-style-name="Standard">
      <style:text-properties style:font-name="Arial" officeooo:rsid="000f502c" officeooo:paragraph-rsid="000f502c"/>
    </style:style>
    <style:style style:name="P8" style:family="paragraph" style:parent-style-name="Standard">
      <style:text-properties style:font-name="Arial" fo:font-size="14pt" fo:font-weight="bold" officeooo:rsid="000c11e1" officeooo:paragraph-rsid="000c11e1" style:font-size-asian="14pt" style:font-weight-asian="bold" style:font-size-complex="14pt" style:font-weight-complex="bold"/>
    </style:style>
    <style:style style:name="T1" style:family="text">
      <style:text-properties officeooo:rsid="000c11e1"/>
    </style:style>
    <style:style style:name="T2" style:family="text">
      <style:text-properties officeooo:rsid="000dcef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eb2d4"/>
    </style:style>
    <style:style style:name="T6" style:family="text">
      <style:text-properties officeooo:rsid="000f50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ormações dos Partidos:</text:p>
      <text:p text:style-name="P1"/>
      <text:p text:style-name="P1">Ator principal: Usuário.</text:p>
      <text:p text:style-name="P1"/>
      <text:p text:style-name="P1">Ator secundário: Sistema.</text:p>
      <text:p text:style-name="P1"/>
      <text:p text:style-name="P1">1. Usuário acessa a página;</text:p>
      <text:p text:style-name="P1">2. <text:span text:style-name="T2">As informações e a média dos gastos de todos os partidos ficam visíveis;</text:span></text:p>
      <text:p text:style-name="P1"><text:span text:style-name="T2">3</text:span>. <text:span text:style-name="T2">Usuário</text:span> <text:span text:style-name="T2">d</text:span>igita o nome do partido <text:span text:style-name="T2">que quer buscar</text:span>;</text:p>
      <text:p text:style-name="P1"><text:span text:style-name="T2">4</text:span>. As informações do partido aparecem na tela (gastos e vereadores);</text:p>
      <text:p text:style-name="P2">5. Usuário compara os gastos do partido com a média de todos os partidos.</text:p>
      <text:p text:style-name="P1"/>
      <text:p text:style-name="P2">Extensões:</text:p>
      <text:p text:style-name="P2"/>
      <text:p text:style-name="P2">2<text:span text:style-name="T4">a</text:span>. Informações inválidas:</text:p>
      <text:p text:style-name="P2"><text:span text:style-name="T5"><text:tab/>1. Usuário acessa a página;</text:span></text:p>
      <text:p text:style-name="P3"><text:span text:style-name="T5"><text:tab/>2. As informações estão incorretas ou não aparecem na tela;</text:span></text:p>
      <text:p text:style-name="P3"><text:span text:style-name="T5"><text:tab/>3. Usuário faz reclamação.</text:span></text:p>
      <text:p text:style-name="P3"/>
      <text:p text:style-name="P5"><text:span text:style-name="T4">4a</text:span>. Partido não encontrado:</text:p>
      <text:p text:style-name="P5"><text:tab/>1. Usuário acessa a página;</text:p>
      <text:p text:style-name="P5"><text:tab/>2. <text:span text:style-name="T2">As informações e a média dos gastos de todos os partidos ficam visíveis;</text:span></text:p>
      <text:p text:style-name="P5"><text:tab/>3. Usuário digita <text:span text:style-name="T1">o nome do partido que quer buscar;</text:span></text:p>
      <text:p text:style-name="P5"><text:tab/>4. Aparece a mensagem “Partido não encontrado” na tela;</text:p>
      <text:p text:style-name="P5"><text:tab/>5. Retorna ao 2.</text:p>
      <text:p text:style-name="P5"/>
      <text:p text:style-name="P5">4b. <text:span text:style-name="T6">Informações incorretas:</text:span></text:p>
      <text:p text:style-name="P6"><text:tab/>1. Usuário acessa a página;</text:p>
      <text:p text:style-name="P6"><text:tab/>2. <text:span text:style-name="T2">As informações e a média dos gastos de todos os partidos ficam visíveis;</text:span></text:p>
      <text:p text:style-name="P7"><text:span text:style-name="T5"><text:tab/>3. Usuário digita o nome do partido que quer buscar;</text:span></text:p>
      <text:p text:style-name="P7"><text:tab/>4. As informações estão incorretas ou não são suficientes;</text:p>
      <text:p text:style-name="P7"><text:tab/>5. Usuário faz reclamação;</text:p>
      <text:p text:style-name="P7"><text:tab/>6. Retorna ao 2.</text:p>
      <text:p text:style-name="P7"/>
      <text:p text:style-name="P7">5<text:span text:style-name="T4">a</text:span>. Dados incorretos:</text:p>
      <text:p text:style-name="P6"><text:tab/>1. Usuário acessa a página;</text:p>
      <text:p text:style-name="P6"><text:tab/>2. <text:span text:style-name="T2">As informações e a média dos gastos de todos os partidos ficam visíveis;</text:span></text:p>
      <text:p text:style-name="P7"><text:span text:style-name="T5"><text:tab/>3. Usuário digita o nome do partido que quer buscar;</text:span></text:p>
      <text:p text:style-name="P4"><text:tab/>4<text:span text:style-name="T1">. As informações do partido aparecem na tela (gastos e vereadores);</text:span></text:p>
      <text:p text:style-name="P7"><text:tab/>5. A média dos partidos e/ou os gastos estão incorretos ou foram alterados;</text:p>
      <text:p text:style-name="P7"><text:tab/>6. Usuário faz reclamação;</text:p>
      <text:p text:style-name="P7"><text:tab/>7. Retorna ao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03:39.283000000</meta:creation-date>
    <dc:date>2020-04-09T15:48:36.759000000</dc:date>
    <meta:editing-duration>PT1M53S</meta:editing-duration>
    <meta:editing-cycles>1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4" meta:word-count="245" meta:character-count="1431" meta:non-whitespace-character-count="1199"/>
  </office:meta>
</office:document-meta>
</file>